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94.01pt"/>
    </style:style>
    <style:style style:name="co3" style:family="table-column">
      <style:table-column-properties fo:break-before="auto" style:column-width="441.55pt"/>
    </style:style>
    <style:style style:name="co4" style:family="table-column">
      <style:table-column-properties fo:break-before="auto" style:column-width="253.19pt"/>
    </style:style>
    <style:style style:name="co5" style:family="table-column">
      <style:table-column-properties fo:break-before="auto" style:column-width="190.66pt"/>
    </style:style>
    <style:style style:name="co6" style:family="table-column">
      <style:table-column-properties fo:break-before="auto" style:column-width="191.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6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20pt" style:font-size-asian="20pt" style:font-size-complex="20pt"/>
    </style:style>
    <style:style style:name="ce5" style:family="table-cell" style:parent-style-name="Default">
      <style:text-properties fo:font-size="15pt" style:font-size-asian="15pt" style:font-size-complex="15pt"/>
    </style:style>
    <style:style style:name="ce6" style:family="table-cell" style:parent-style-name="Default">
      <style:text-properties style:font-name="Liberation Sans" fo:font-size="15pt" style:font-name-asian="Noto Sans CJK SC Regular" style:font-size-asian="15pt" style:font-name-complex="FreeSans" style:font-size-complex="15pt"/>
    </style:style>
    <style:style style:name="ce7" style:family="table-cell" style:parent-style-name="Default">
      <style:text-properties fo:font-size="24pt" style:font-size-asian="24pt" style:font-size-complex="24pt"/>
    </style:style>
    <style:style style:name="ce8" style:family="table-cell" style:parent-style-name="Default">
      <style:text-properties fo:font-size="16pt" style:font-size-asian="16pt" style:font-size-complex="16pt"/>
    </style:style>
    <style:style style:name="ce9" style:family="table-cell" style:parent-style-name="Default">
      <style:text-properties style:font-name="Liberation Sans" fo:font-size="20pt" style:font-name-asian="Noto Sans CJK SC Regular" style:font-size-asian="20pt" style:font-name-complex="FreeSans" style:font-size-complex="20pt"/>
    </style:style>
    <style:style style:name="T1" style:family="text">
      <style:text-properties style:font-name="Liberation Sans" style:font-name-asian="Noto Sans CJK SC Regular" style:font-name-complex="FreeSans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orientdb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3" table:default-cell-style-name="ce5"/>
        <table:table-column table:style-name="co4" table:default-cell-style-name="ce8"/>
        <table:table-column table:style-name="co5" table:number-columns-repeated="2" table:default-cell-style-name="ce8"/>
        <table:table-column table:style-name="co6" table:number-columns-repeated="3" table:default-cell-style-name="ce8"/>
        <table:table-column table:style-name="co7" table:number-columns-repeated="1014" table:default-cell-style-name="ce8"/>
        <table:table-row table:style-name="ro1">
          <table:table-cell table:style-name="ce1" office:value-type="string" calcext:value-type="string">
            <text:p>COMMIT NAME</text:p>
          </table:table-cell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CONFLICT SCENARIO NUMBER</text:p>
          </table:table-cell>
          <table:table-cell table:style-name="ce1" office:value-type="string" calcext:value-type="string">
            <text:p>TYPE OF MERGE SCENARIO</text:p>
          </table:table-cell>
          <table:table-cell table:style-name="ce1" office:value-type="string" calcext:value-type="string">
            <text:p>Purely Inherit from left</text:p>
          </table:table-cell>
          <table:table-cell table:style-name="ce1" office:value-type="string" calcext:value-type="string">
            <text:p>Purely Inherit from right</text:p>
          </table:table-cell>
          <table:table-cell table:style-name="ce9" office:value-type="string" calcext:value-type="string">
            <text:p>Inherit from both</text:p>
          </table:table-cell>
          <table:table-cell table:style-name="ce9" office:value-type="string" calcext:value-type="string">
            <text:p>Added nowhere</text:p>
          </table:table-cell>
          <table:table-cell table:style-name="ce1" office:value-type="string" calcext:value-type="string">
            <text:p>fake conflicts / make no difference on results</text:p>
          </table:table-cell>
          <table:table-cell table:style-name="ce1" office:value-type="string" calcext:value-type="string">
            <text:p>Jdime fails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0a504b57e4e5d60503684131b0bd65c07584e1cd</text:p>
          </table:table-cell>
          <table:table-cell office:value-type="string" calcext:value-type="string">
            <text:p>graphdb_src_main_java_com_tinkerpop_blueprints_impls_orient_OrientEdge.java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change the logic, add one more else if clause and combine left and right together.</text:p>
            <text:p>427~430 Left side</text:p>
          </table:table-cell>
          <table:table-cell table:style-name="ce1" office:value-type="string" calcext:value-type="string">
            <text:p>y</text:p>
          </table:table-cell>
          <table:table-cell table:style-name="ce1"/>
          <table:table-cell table:style-name="ce9" office:value-type="string" calcext:value-type="string">
            <text:p>y</text:p>
          </table:table-cell>
          <table:table-cell table:style-name="ce9"/>
          <table:table-cell table:style-name="ce1" table:number-columns-repeated="1016"/>
        </table:table-row>
        <table:table-row table:style-name="ro1">
          <table:table-cell office:value-type="string" calcext:value-type="string">
            <text:p>0a504b57e4e5d60503684131b0bd65c07584e1cd</text:p>
          </table:table-cell>
          <table:table-cell office:value-type="string" calcext:value-type="string">
            <text:p>graphdb_src_main_java_com_tinkerpop_blueprints_impls_orient_OrientEdge.java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change the logic, add one more else if clause and combine left and right together.</text:p>
            <text:p>431~443 Right side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9"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0a504b57e4e5d60503684131b0bd65c07584e1cd</text:p>
          </table:table-cell>
          <table:table-cell office:value-type="string" calcext:value-type="string">
            <text:p>graphdb_src_main_java_com_tinkerpop_blueprints_impls_orient_OrientVertex.java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In canCreateDynamicEdge() function</text:p>
            <text:p>Purely inherit from right side</text:p>
            <text:p>285~291 right side</text:p>
            <text:p>Confict because left side lack one more else if</text:p>
          </table:table-cell>
          <table:table-cell table:style-name="ce1"/>
          <table:table-cell table:style-name="ce1" office:value-type="string" calcext:value-type="string">
            <text:p>y</text:p>
          </table:table-cell>
          <table:table-cell table:style-name="ce9" table:number-columns-repeated="2"/>
          <table:table-cell table:style-name="ce1"/>
          <table:table-cell table:style-name="ce1" office:value-type="string" calcext:value-type="string">
            <text:p>y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0a504b57e4e5d60503684131b0bd65c07584e1cd</text:p>
          </table:table-cell>
          <table:table-cell office:value-type="string" calcext:value-type="string">
            <text:p>graphdb_src_main_java_com_tinkerpop_blueprints_impls_orient_OrientVertex.java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In createLink() function</text:p>
            <text:p>Inherit from both side</text:p>
            <text:p>Most part are from left side</text:p>
            <text:p>540~542 right side</text:p>
            <text:p>Conflict because logic choice</text:p>
          </table:table-cell>
          <table:table-cell table:style-name="ce1" table:number-columns-repeated="2"/>
          <table:table-cell table:style-name="ce9" office:value-type="string" calcext:value-type="string">
            <text:p>y</text:p>
          </table:table-cell>
          <table:table-cell table:style-name="ce9"/>
          <table:table-cell table:style-name="ce1" table:number-columns-repeated="1016"/>
        </table:table-row>
        <table:table-row table:style-name="ro1">
          <table:table-cell office:value-type="string" calcext:value-type="string">
            <text:p>0a504b57e4e5d60503684131b0bd65c07584e1cd</text:p>
          </table:table-cell>
          <table:table-cell office:value-type="string" calcext:value-type="string">
            <text:p>graphdb_src_main_java_com_tinkerpop_blueprints_impls_orient_OrientVertex.java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In removeEdges() function</text:p>
            <text:p>631~633 Left Side</text:p>
            <text:p>687~721 Added from nowhere</text:p>
            <text:p>723~end Left side</text:p>
            <text:p>Conflict because logic choice and adding new branch</text:p>
          </table:table-cell>
          <table:table-cell table:style-name="ce1" table:number-columns-repeated="2"/>
          <table:table-cell table:number-columns-repeated="2" table:style-name="ce9" office:value-type="string" calcext:value-type="string">
            <text:p>y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0bd02c5ed00d7e1d8ccc9977a0603eb55d1f92c5</text:p>
          </table:table-cell>
          <table:table-cell office:value-type="string" calcext:value-type="string">
            <text:p>core_src_main_java_com_orientechnologies_orient_core_Oconstants.java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Line 19 Just version definition conflict </text:p>
            <text:p>Finally inherit from left side</text:p>
          </table:table-cell>
          <table:table-cell table:style-name="ce1" office:value-type="string" calcext:value-type="string">
            <text:p>y</text:p>
          </table:table-cell>
          <table:table-cell table:style-name="ce1"/>
          <table:table-cell table:style-name="ce9"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0cd660118a17fe83d7c28735e464bd8729a2e7d6</text:p>
          </table:table-cell>
          <table:table-cell office:value-type="string" calcext:value-type="string">
            <text:p>core_src_main_java_com_orientechnologies_orient_core_index_hashindex_local_OHashTableDirectory.java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163~164 are added from nowhere</text:p>
            <text:p>Conflict because logic choice</text:p>
            <text:p>All other part are from left side</text:p>
          </table:table-cell>
          <table:table-cell table:style-name="ce1" office:value-type="string" calcext:value-type="string">
            <text:p>y</text:p>
          </table:table-cell>
          <table:table-cell table:style-name="ce1"/>
          <table:table-cell table:style-name="ce9" table:number-columns-repeated="2"/>
          <table:table-cell table:style-name="ce1"/>
          <table:table-cell table:style-name="ce1" office:value-type="string" calcext:value-type="string">
            <text:p>y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0cd660118a17fe83d7c28735e464bd8729a2e7d6</text:p>
          </table:table-cell>
          <table:table-cell office:value-type="string" calcext:value-type="string">
            <text:p>core_src_main_java_com_orientechnologies_orient_core_index_hashindex_local_OLocalHashTable.java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Line 683~685 added from nowhere</text:p>
            <text:p>Conflict because logic choice</text:p>
            <text:p/>
            <text:p>687~697 Purely from right side</text:p>
            <text:p>Conflict because logic choice</text:p>
          </table:table-cell>
          <table:table-cell table:style-name="ce1"/>
          <table:table-cell table:style-name="ce1" office:value-type="string" calcext:value-type="string">
            <text:p>y</text:p>
          </table:table-cell>
          <table:table-cell table:style-name="ce9" table:number-columns-repeated="2"/>
          <table:table-cell table:style-name="ce1"/>
          <table:table-cell table:style-name="ce1" office:value-type="string" calcext:value-type="string">
            <text:p>y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0cd660118a17fe83d7c28735e464bd8729a2e7d6</text:p>
          </table:table-cell>
          <table:table-cell office:value-type="string" calcext:value-type="string">
            <text:p>core_src_main_java_com_orientechnologies_orient_core_index_OIndexAbstract.java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Line 287 purely inherit from right</text:p>
            <text:p>Conflict because logic choice</text:p>
            <text:p>Actually just Error information, different strings</text:p>
          </table:table-cell>
          <table:table-cell table:style-name="ce1"/>
          <table:table-cell table:style-name="ce1" office:value-type="string" calcext:value-type="string">
            <text:p>y</text:p>
          </table:table-cell>
          <table:table-cell table:style-name="ce9"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0cd660118a17fe83d7c28735e464bd8729a2e7d6</text:p>
          </table:table-cell>
          <table:table-cell office:value-type="string" calcext:value-type="string">
            <text:p>core_src_main_java_com_orientechnologies_orient_core_index_sbtree_local_OSBTree.java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448~451</text:p>
            <text:p>453~456</text:p>
            <text:p>Added from nowhere</text:p>
            <text:p>Change from “diskCache.exists()” Right side</text:p>
            <text:p>To isFileExists()</text:p>
            <text:p>Conflict because logic choice</text:p>
          </table:table-cell>
          <table:table-cell table:style-name="ce1" table:number-columns-repeated="2"/>
          <table:table-cell table:style-name="ce9" table:number-columns-repeated="2"/>
          <table:table-cell table:style-name="ce1"/>
          <table:table-cell table:style-name="ce1" office:value-type="string" calcext:value-type="string">
            <text:p>y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0d0e2344fec96b13f4c32e2ef62927b2bc8b4f30</text:p>
          </table:table-cell>
          <table:table-cell office:value-type="string" calcext:value-type="string">
            <text:p>graphdb_src_test_java_com_tinkerpop_blueprints_impls_orient_OrientGraphVertexInPropertyTest.java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Line 34 one sentence conflict, chose right side</text:p>
            <text:p>Conflict because logic choic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d67cfdb90e2ff140d6cf958dace924b5aff810a</text:p>
          </table:table-cell>
          <table:table-cell office:value-type="string" calcext:value-type="string">
            <text:p>core_src_main_java_com_orientechnologies_orient_core_OConstants.java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Line 19 Just version definition conflict </text:p>
            <text:p>Finally purely inherit from left side</text:p>
            <text:p>Conflict because logic choic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d67cfdb90e2ff140d6cf958dace924b5aff810a</text:p>
          </table:table-cell>
          <table:table-cell office:value-type="string" calcext:value-type="string">
            <text:p>core_src_main_java_com_orientechnologies_orient_core_record_impl_ODocument.java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-   * </text:p>
            <text:p>+   *</text:p>
            <text:p>Just different indentation, fake conflicts</text:p>
            <text:p>Purely inherit from left side</text:p>
            <text:p>Conflict because logic choice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d67cfdb90e2ff140d6cf958dace924b5aff810a</text:p>
          </table:table-cell>
          <table:table-cell office:value-type="string" calcext:value-type="string">
            <text:p>core_src_main_java_com_orientechnologies_orient_core_serialization_serializer_record_string_ORecordSerializerJSON.java</text:p>
          </table:table-cell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Line 186 purely inherit from left side</text:p>
            <text:p>Just comment format showing</text:p>
            <text:p/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d67cfdb90e2ff140d6cf958dace924b5aff810a</text:p>
          </table:table-cell>
          <table:table-cell office:value-type="string" calcext:value-type="string">
            <text:p>core_src_main_java_com_orientechnologies_orient_core_sql_functions_math_OSQLFunctionAverage.java</text:p>
          </table:table-cell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Line 87 purely inherit from left side</text:p>
            <text:p>Conflicts because logic choice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d67cfdb90e2ff140d6cf958dace924b5aff810a</text:p>
          </table:table-cell>
          <table:table-cell office:value-type="string" calcext:value-type="string">
            <text:p>core_src_main_java_com_orientechnologies_orient_core_storage_impl_local_paginated_OLocalPaginatedStorage.java</text:p>
          </table:table-cell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/>
            <text:p><text:span text:style-name="T1">Purely inherit from left side</text:span></text:p>
            <text:p><text:span text:style-name="T1">Conflicts because logic choice</text:span></text:p>
            <text:p><text:span text:style-name="T1">Jdime report weird error</text:span>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d67cfdb90e2ff140d6cf958dace924b5aff810a</text:p>
          </table:table-cell>
          <table:table-cell office:value-type="string" calcext:value-type="string">
            <text:p>distributed_src_main_java_com_orientechnologies_orient_server_hazelcast_OHazelcastDistributedDatabase.java</text:p>
          </table:table-cell>
          <table:table-cell table:style-name="ce4" office:value-type="float" office:value="14" calcext:value-type="float">
            <text:p>14</text:p>
          </table:table-cell>
          <table:table-cell office:value-type="string" calcext:value-type="string">
            <text:p/>
            <text:p><text:span text:style-name="T1">Purely inherit from left side</text:span></text:p>
            <text:p><text:span text:style-name="T1">Conflicts because logic choice</text:span></text:p>
            <text:p><text:span text:style-name="T1">Jdime report weird error</text:span>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d67cfdb90e2ff140d6cf958dace924b5aff810a</text:p>
          </table:table-cell>
          <table:table-cell office:value-type="string" calcext:value-type="string">
            <text:p>distributed_src_test_java_com_orientechnologies_orient_server_distributed_TestSharding.java</text:p>
          </table:table-cell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/>
            <text:p><text:span text:style-name="T1">Purely inherit from left side</text:span></text:p>
            <text:p><text:span text:style-name="T1">Conflicts because logic choice</text:span></text:p>
            <text:p><text:span text:style-name="T1">Jdime report weird error</text:span>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d67cfdb90e2ff140d6cf958dace924b5aff810a</text:p>
          </table:table-cell>
          <table:table-cell office:value-type="string" calcext:value-type="string">
            <text:p>server_src_main_java_com_orientechnologies_orient_server_distributed_ODistributedResponseManager.java</text:p>
          </table:table-cell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/>
            <text:p><text:span text:style-name="T1">Purely inherit from left side</text:span></text:p>
            <text:p><text:span text:style-name="T1">Conflicts because logic choice</text:span></text:p>
            <text:p><text:span text:style-name="T1">Jdime failed due to error information don’t match, need to choice</text:span>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d67cfdb90e2ff140d6cf958dace924b5aff810a</text:p>
          </table:table-cell>
          <table:table-cell office:value-type="string" calcext:value-type="string">
            <text:p>server_src_main_java_com_orientechnologies_orient_server_network_protocol_binary_ONetworkProtocolBinary.java</text:p>
          </table:table-cell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SbTreeBonsaiFirstKey() function purely inherit from right side</text:p>
            <text:p>Line 1771~1784 purely inherit from right side</text:p>
            <text:p>Jdime report bugs</text:p>
            <text:p>Conficts because logic choic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eb2d46654789a5327f3fcca00f8d40c23aa69b4</text:p>
          </table:table-cell>
          <table:table-cell office:value-type="string" calcext:value-type="string">
            <text:p>core_src_main_java_com_orientechnologies_orient_core_index_OIndexMultiValues.java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two sentence conflict, both chose left side</text:p>
            <text:p>Line 336, 349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eb2d46654789a5327f3fcca00f8d40c23aa69b4</text:p>
          </table:table-cell>
          <table:table-cell office:value-type="string" calcext:value-type="string">
            <text:p>core_src_main_java_com_orientechnologies_orient_core_index_OIndexOneValue.java</text:p>
          </table:table-cell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two sentence conflict, both chose left side</text:p>
            <text:p>Line 270, 282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eb2d46654789a5327f3fcca00f8d40c23aa69b4</text:p>
          </table:table-cell>
          <table:table-cell office:value-type="string" calcext:value-type="string">
            <text:p>core_src_main_java_com_orientechnologies_orient_core_index_OIndexUnique.java</text:p>
          </table:table-cell>
          <table:table-cell table:style-name="ce4" office:value-type="float" office:value="22" calcext:value-type="float">
            <text:p>22</text:p>
          </table:table-cell>
          <table:table-cell office:value-type="string" calcext:value-type="string">
            <text:p>one sentence conflict, chose left side</text:p>
            <text:p>Line 46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eb2d46654789a5327f3fcca00f8d40c23aa69b4</text:p>
          </table:table-cell>
          <table:table-cell office:value-type="string" calcext:value-type="string">
            <text:p>core_src_main_java_com_orientechnologies_orient_core_sql_method_misc_OSQLMethodSize.java</text:p>
          </table:table-cell>
          <table:table-cell table:style-name="ce4" office:value-type="float" office:value="23" calcext:value-type="float">
            <text:p>23</text:p>
          </table:table-cell>
          <table:table-cell office:value-type="string" calcext:value-type="string">
            <text:p>one sentence conflict, chose left side</text:p>
            <text:p>Line 40</text:p>
            <text:p>Actually fake conflicts, just spaces</text:p>
          </table:table-cell>
          <table:table-cell table:style-name="Default"/>
          <table:table-cell table:number-columns-repeated="3"/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eb2d46654789a5327f3fcca00f8d40c23aa69b4</text:p>
          </table:table-cell>
          <table:table-cell office:value-type="string" calcext:value-type="string">
            <text:p>core_src_main_java_com_orientechnologies_orient_core_storage_impl_local_paginated_OLocalPaginatedStorage.java</text:p>
          </table:table-cell>
          <table:table-cell table:style-name="ce4" office:value-type="float" office:value="24" calcext:value-type="float">
            <text:p>24</text:p>
          </table:table-cell>
          <table:table-cell table:style-name="ce7" office:value-type="string" calcext:value-type="string">
            <text:p>result file looks weird</text:p>
            <text:p>It contain redundant import sentences</text:p>
            <text:p><text:span text:style-name="T2">import java.util.*;</text:span></text:p>
            <text:p><text:span text:style-name="T2">import java.util.concurrent.*;</text:span></text:p>
            <text:p><text:span text:style-name="T2">import java.util.*;</text:span></text:p>
            <text:p><text:span text:style-name="T2">import java.util.concurrent.*; </text:span></text:p>
            <text:p><text:span text:style-name="T3">In a word, not actual conflicts</text:span>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eb2d46654789a5327f3fcca00f8d40c23aa69b4</text:p>
          </table:table-cell>
          <table:table-cell office:value-type="string" calcext:value-type="string">
            <text:p>core_src_main_java_com_orientechnologies_orient_core_storage_OStorageAbstract.java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<text:span text:style-name="T4">two sentence conflict, both chose left side</text:span></text:p>
            <text:p><text:span text:style-name="T4">Line 50, 65</text:span>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eb2d46654789a5327f3fcca00f8d40c23aa69b4</text:p>
          </table:table-cell>
          <table:table-cell office:value-type="string" calcext:value-type="string">
            <text:p>distributed_src_main_java_com_orientechnologies_orient_server_hazelcast_OHazelcastPlugin.java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<text:span text:style-name="T4">7 sentence conflict, all chose right side</text:span></text:p>
            <text:p><text:span text:style-name="T4">Line 202, 230, 239, 290, 293, 360, 380</text:span></text:p>
          </table:table-cell>
          <table:table-cell/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eb2d46654789a5327f3fcca00f8d40c23aa69b4</text:p>
          </table:table-cell>
          <table:table-cell office:value-type="string" calcext:value-type="string">
            <text:p>server_src_main_java_com_orientechnologies_orient_server_journal_ODatabaseJournal.java</text:p>
          </table:table-cell>
          <table:table-cell table:style-name="ce4" office:value-type="float" office:value="27" calcext:value-type="float">
            <text:p>27</text:p>
          </table:table-cell>
          <table:table-cell office:value-type="string" calcext:value-type="string">
            <text:p>Even jdime failed, actually exactly from right side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eb2d46654789a5327f3fcca00f8d40c23aa69b4</text:p>
          </table:table-cell>
          <table:table-cell office:value-type="string" calcext:value-type="string">
            <text:p>server_src_main_java_com_orientechnologies_orient_server_OServerMain.java</text:p>
          </table:table-cell>
          <table:table-cell table:style-name="ce4" office:value-type="float" office:value="28" calcext:value-type="float">
            <text:p>28</text:p>
          </table:table-cell>
          <table:table-cell office:value-type="string" calcext:value-type="string">
            <text:p>Even jdime failed, actually exactly from right side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d46a55ffbc2a9037870052ff3281cac0ed0cf47</text:p>
          </table:table-cell>
          <table:table-cell office:value-type="string" calcext:value-type="string">
            <text:p>distributed_src_main_java_com_orientechnologies_orient_server_hazelcast_OHazelcastDistributedDatabase.java</text:p>
          </table:table-cell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fake conflicts in comment parts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e97de2ebd51a9db54d0a4f15761098d32e9fdae</text:p>
          </table:table-cell>
          <table:table-cell office:value-type="string" calcext:value-type="string">
            <text:p>server_src_main_java_com_orientechnologies_orient_server_journal_ODatabaseJournal.java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float" office:value="46" calcext:value-type="float">
            <text:p>4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float" office:value="47" calcext:value-type="float">
            <text:p>4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float" office:value="49" calcext:value-type="float">
            <text:p>4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float" office:value="53" calcext:value-type="float">
            <text:p>5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float" office:value="56" calcext:value-type="float">
            <text:p>5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float" office:value="58" calcext:value-type="float">
            <text:p>5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float" office:value="61" calcext:value-type="float">
            <text:p>6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float" office:value="62" calcext:value-type="float">
            <text:p>6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float" office:value="65" calcext:value-type="float">
            <text:p>6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float" office:value="66" calcext:value-type="float">
            <text:p>6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float" office:value="67" calcext:value-type="float">
            <text:p>6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float" office:value="69" calcext:value-type="float">
            <text:p>6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float" office:value="71" calcext:value-type="float">
            <text:p>7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float" office:value="72" calcext:value-type="float">
            <text:p>7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float" office:value="73" calcext:value-type="float">
            <text:p>7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float" office:value="74" calcext:value-type="float">
            <text:p>7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21" calcext:value-type="float">
            <text:p>12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ldfly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8"/>
        <table:table-column table:style-name="co5" table:number-columns-repeated="2" table:default-cell-style-name="ce8"/>
        <table:table-column table:style-name="co6" table:number-columns-repeated="2" table:default-cell-style-name="ce8"/>
        <table:table-column table:style-name="co7" table:number-columns-repeated="1016" table:default-cell-style-name="ce8"/>
        <table:table-row table:style-name="ro1">
          <table:table-cell table:style-name="ce1" office:value-type="string" calcext:value-type="string">
            <text:p>COMMIT NAME</text:p>
          </table:table-cell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TYPE OF MERGE SCENARIO</text:p>
          </table:table-cell>
          <table:table-cell table:style-name="ce1" office:value-type="string" calcext:value-type="string">
            <text:p>Inherit from left</text:p>
          </table:table-cell>
          <table:table-cell table:style-name="ce1" office:value-type="string" calcext:value-type="string">
            <text:p>Inherit from right</text:p>
          </table:table-cell>
          <table:table-cell table:style-name="ce9" office:value-type="string" calcext:value-type="string">
            <text:p>Inherit from both</text:p>
          </table:table-cell>
          <table:table-cell table:style-name="ce1" office:value-type="string" calcext:value-type="string">
            <text:p>fake conflicts</text:p>
          </table:table-cell>
          <table:table-cell table:style-name="ce1" office:value-type="string" calcext:value-type="string">
            <text:p>Jdime fails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0a197efc185c36835ce8da038959a3ca6e758d06</text:p>
          </table:table-cell>
          <table:table-cell office:value-type="string" calcext:value-type="string">
            <text:p>domain_src_main_java_org_jboss_as_model_Standalone.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b5bb1c1253794c5b4aedbabd101fbcb5c0404f5</text:p>
          </table:table-cell>
          <table:table-cell office:value-type="string" calcext:value-type="string">
            <text:p>domain_src_main_java_org_jboss_as_model_AbstractModelElement.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d05ea6a042e0fe4a07caf6b5e522efde9abcb3</text:p>
          </table:table-cell>
          <table:table-cell office:value-type="string" calcext:value-type="string">
            <text:p>security_subsystem_src_main_java_org_jboss_as_security_SecurityExtension.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d05ea6a042e0fe4a07caf6b5e522efde9abcb3</text:p>
          </table:table-cell>
          <table:table-cell office:value-type="string" calcext:value-type="string">
            <text:p>undertow_src_main_java_org_wildfly_extension_undertow_Constants.java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3">00/00/0000</text:date>, <text:time style:data-style-name="N2" text:time-value="14:48:58.837139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4:49:00.110091344</meta:creation-date>
    <meta:editing-duration>P2DT4H59M38S</meta:editing-duration>
    <meta:editing-cycles>3</meta:editing-cycles>
    <meta:generator>LibreOffice/5.1.6.2$Linux_X86_64 LibreOffice_project/10m0$Build-2</meta:generator>
    <dc:date>2018-12-03T15:59:10.717377819</dc:date>
    <meta:document-statistic meta:table-count="2" meta:cell-count="291" meta:object-count="0"/>
  </office:meta>
</office:document-meta>
</file>